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5_1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. Morai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Ellul 18, 5651</text:p>
      <text:p text:style-name="P5">Date (derived from Gregorian calendar)<text:tab/>September 21, 1891</text:p>
      <text:p text:style-name="P5">Month<text:tab/><text:tab/><text:tab/><text:tab/><text:tab/><text:tab/>September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SECRETARY'S OFFICE/</text:p>
      <text:p text:style-name="P2">Jewish Theological Seminary Ass'n,/</text:p>
      <text:p text:style-name="P2">721 LEXINGTON AVENUE/</text:p>
      <text:p text:style-name="P3">New York, September 21 1891/</text:p>
      <text:p text:style-name="P3">Ellul 18[/ inserted by author] 5651/</text:p>
      <text:p text:style-name="P2">Rev Dr S. Morais/</text:p>
      <text:p text:style-name="P2"><text:tab/>546 N. 5th Str/</text:p>
      <text:p text:style-name="P2"><text:tab/><text:tab/>Philadelphia/</text:p>
      <text:p text:style-name="P2"><text:tab/><text:tab/><text:tab/>Pa/</text:p>
      <text:p text:style-name="P2">Dear Sir/</text:p>
      <text:p text:style-name="P2"><text:tab/>There will be a meeting/ of the Advisory Board of Ministers/ of the Jewish Theological Seminary/ on Sunday next, September 27th/ at 3'o clock, at the new location/ of the Seminary/</text:p>
      <text:p text:style-name="P2"><text:tab/>220 E. 12th Street/</text:p>
      <text:p text:style-name="P2"><text:tab/><text:tab/>S. Morais/ Pst Pres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8T13:11:59.61</meta:creation-date>
    <dc:date>2011-11-28T13:15:25.84</dc:date>
    <dc:creator>Penn Libraries</dc:creator>
    <meta:editing-duration>PT00H02M5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73" meta:word-count="240" meta:character-count="1708"/>
  </office:meta>
</office:document-meta>
</file>